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3cm" svg:height="8.996cm" svg:x="12.239cm" svg:y="7.423cm">
            <draw:object draw:notify-on-update-of-ranges="Feuille1.A2:Feuille1.A34 Feuille1.B2:Feuille1.B34 Feuille1.A2:Feuille1.A34 Feuille1.C2:Feuille1.C34 Feuille1.A2:Feuille1.A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([.B3]-[.B2])/([.A3]-[.A2])"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6" calcext:value-type="float">
            <text:p>0,406</text:p>
          </table:table-cell>
          <table:table-cell table:formula="of:=([.B4]-[.B3])/([.A4]-[.A3])"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,425</text:p>
          </table:table-cell>
          <table:table-cell table:formula="of:=([.B5]-[.B4])/([.A5]-[.A4])"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,436</text:p>
          </table:table-cell>
          <table:table-cell table:formula="of:=([.B6]-[.B5])/([.A6]-[.A5])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8" calcext:value-type="float">
            <text:p>0,448</text:p>
          </table:table-cell>
          <table:table-cell table:formula="of:=([.B7]-[.B6])/([.A7]-[.A6]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8" calcext:value-type="float">
            <text:p>0,458</text:p>
          </table:table-cell>
          <table:table-cell table:formula="of:=([.B8]-[.B7])/([.A8]-[.A7])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8" calcext:value-type="float">
            <text:p>0,468</text:p>
          </table:table-cell>
          <table:table-cell table:formula="of:=([.B9]-[.B8])/([.A9]-[.A8])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" calcext:value-type="float">
            <text:p>0,48</text:p>
          </table:table-cell>
          <table:table-cell table:formula="of:=([.B10]-[.B9])/([.A10]-[.A9])"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7" calcext:value-type="float">
            <text:p>0,497</text:p>
          </table:table-cell>
          <table:table-cell table:formula="of:=([.B11]-[.B10])/([.A11]-[.A10])" office:value-type="float" office:value="0.0200000000000001" calcext:value-type="float">
            <text:p>0,02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01" calcext:value-type="float">
            <text:p>0,501</text:p>
          </table:table-cell>
          <table:table-cell table:formula="of:=([.B12]-[.B11])/([.A12]-[.A11])" office:value-type="float" office:value="0.0149999999999999" calcext:value-type="float">
            <text:p>0,01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04" calcext:value-type="float">
            <text:p>0,504</text:p>
          </table:table-cell>
          <table:table-cell table:formula="of:=([.B13]-[.B12])/([.A13]-[.A12])" office:value-type="float" office:value="0.0250000000000001" calcext:value-type="float">
            <text:p>0,02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09" calcext:value-type="float">
            <text:p>0,509</text:p>
          </table:table-cell>
          <table:table-cell table:formula="of:=([.B14]-[.B13])/([.A14]-[.A13])" office:value-type="float" office:value="0.0299999999999999" calcext:value-type="float">
            <text:p>0,03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15" calcext:value-type="float">
            <text:p>0,515</text:p>
          </table:table-cell>
          <table:table-cell table:formula="of:=([.B15]-[.B14])/([.A15]-[.A14])" office:value-type="float" office:value="0.0250000000000001" calcext:value-type="float">
            <text:p>0,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,52</text:p>
          </table:table-cell>
          <table:table-cell table:formula="of:=([.B16]-[.B15])/([.A16]-[.A15])" office:value-type="float" office:value="0.0350000000000002" calcext:value-type="float">
            <text:p>0,03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27" calcext:value-type="float">
            <text:p>0,527</text:p>
          </table:table-cell>
          <table:table-cell table:formula="of:=([.B17]-[.B16])/([.A17]-[.A16])" office:value-type="float" office:value="0.0449999999999998" calcext:value-type="float">
            <text:p>0,04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536" calcext:value-type="float">
            <text:p>0,536</text:p>
          </table:table-cell>
          <table:table-cell table:formula="of:=([.B18]-[.B17])/([.A18]-[.A17])" office:value-type="float" office:value="0.0600000000000003" calcext:value-type="float">
            <text:p>0,0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48" calcext:value-type="float">
            <text:p>0,548</text:p>
          </table:table-cell>
          <table:table-cell table:formula="of:=([.B19]-[.B18])/([.A19]-[.A18])" office:value-type="float" office:value="0.089999999999999" calcext:value-type="float">
            <text:p>0,089999999999999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566" calcext:value-type="float">
            <text:p>0,566</text:p>
          </table:table-cell>
          <table:table-cell table:formula="of:=([.B20]-[.B19])/([.A20]-[.A19])" office:value-type="float" office:value="1.74000000000001" calcext:value-type="float">
            <text:p>1,74000000000001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1.088" calcext:value-type="float">
            <text:p>1,088</text:p>
          </table:table-cell>
          <table:table-cell table:formula="of:=([.B21]-[.B20])/([.A21]-[.A20])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1.115" calcext:value-type="float">
            <text:p>1,115</text:p>
          </table:table-cell>
          <table:table-cell table:formula="of:=([.B22]-[.B21])/([.A22]-[.A21])" office:value-type="float" office:value="0.0699999999999997" calcext:value-type="float">
            <text:p>0,0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1.129" calcext:value-type="float">
            <text:p>1,129</text:p>
          </table:table-cell>
          <table:table-cell table:formula="of:=([.B23]-[.B22])/([.A23]-[.A22])" office:value-type="float" office:value="0.0649999999999997" calcext:value-type="float">
            <text:p>0,06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.142" calcext:value-type="float">
            <text:p>1,142</text:p>
          </table:table-cell>
          <table:table-cell table:formula="of:=([.B24]-[.B23])/([.A24]-[.A23])" office:value-type="float" office:value="0.0450000000000004" calcext:value-type="float">
            <text:p>0,04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.151" calcext:value-type="float">
            <text:p>1,151</text:p>
          </table:table-cell>
          <table:table-cell table:formula="of:=([.B25]-[.B24])/([.A25]-[.A24])" office:value-type="float" office:value="0.0300000000000001" calcext:value-type="float">
            <text:p>0,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7" calcext:value-type="float">
            <text:p>1,157</text:p>
          </table:table-cell>
          <table:table-cell table:formula="of:=([.B26]-[.B25])/([.A26]-[.A25])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77" calcext:value-type="float">
            <text:p>1,177</text:p>
          </table:table-cell>
          <table:table-cell table:formula="of:=([.B27]-[.B26])/([.A27]-[.A26])" office:value-type="float" office:value="0.0109999999999999" calcext:value-type="float">
            <text:p>0,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88" calcext:value-type="float">
            <text:p>1,188</text:p>
          </table:table-cell>
          <table:table-cell table:formula="of:=([.B28]-[.B27])/([.A28]-[.A27])" office:value-type="float" office:value="0.00900000000000012" calcext:value-type="float">
            <text:p>0,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97" calcext:value-type="float">
            <text:p>1,197</text:p>
          </table:table-cell>
          <table:table-cell table:formula="of:=([.B29]-[.B28])/([.A29]-[.A28])" office:value-type="float" office:value="0.00600000000000001" calcext:value-type="float">
            <text:p>0,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03" calcext:value-type="float">
            <text:p>1,203</text:p>
          </table:table-cell>
          <table:table-cell table:formula="of:=([.B30]-[.B29])/([.A30]-[.A29])" office:value-type="float" office:value="0.00449999999999995" calcext:value-type="float">
            <text:p>0,00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2" calcext:value-type="float">
            <text:p>1,212</text:p>
          </table:table-cell>
          <table:table-cell table:formula="of:=([.B31]-[.B30])/([.A31]-[.A30])" office:value-type="float" office:value="0.0032" calcext:value-type="float">
            <text:p>0,0032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.22" calcext:value-type="float">
            <text:p>1,22</text:p>
          </table:table-cell>
          <table:table-cell table:formula="of:=([.B32]-[.B31])/([.A32]-[.A31])" office:value-type="float" office:value="0.00266666666666667" calcext:value-type="float">
            <text:p>0,0026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24" calcext:value-type="float">
            <text:p>1,224</text:p>
          </table:table-cell>
          <table:table-cell table:formula="of:=([.B33]-[.B32])/([.A33]-[.A32])" office:value-type="float" office:value="0.00150000000000006" calcext:value-type="float">
            <text:p>0,0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27" calcext:value-type="float">
            <text:p>1,227</text:p>
          </table:table-cell>
          <table:table-cell table:formula="of:=([.B34]-[.B33])/([.A34]-[.A33])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31" calcext:value-type="float">
            <text:p>1,231</text:p>
          </table:table-cell>
          <table:table-cell table:formula="of:=([.B35]-[.B34])/([.A35]-[.A34])" office:value-type="float" office:value="0.04924" calcext:value-type="float">
            <text:p>0,04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2T14:41:17.080000000</meta:creation-date>
    <dc:date>2025-06-02T15:45:41.442000000</dc:date>
    <meta:editing-duration>PT13M7S</meta:editing-duration>
    <meta:editing-cycles>1</meta:editing-cycles>
    <meta:generator>LibreOffice/7.1.0.3$Windows_X86_64 LibreOffice_project/f6099ecf3d29644b5008cc8f48f42f4a40986e4c</meta:generator>
    <meta:document-statistic meta:table-count="1" meta:cell-count="10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scatter" chart:style-name="ch1">
        <chart:legend chart:legend-position="end" svg:x="14.252cm" svg:y="3.958cm" style:legend-expansion="high" chart:style-name="ch2"/>
        <chart:plot-area chart:style-name="ch3" table:cell-range-address="Feuille1.A2:Feuille1.C34" chart:data-source-has-labels="both" svg:x="0.073cm" svg:y="0.197cm" svg:width="15.24cm" svg:height="8.637cm">
          <chart:coordinate-region svg:x="0.818cm" svg:y="0.392cm" svg:width="14.3cm" svg:height="7.803cm"/>
          <chart:axis chart:dimension="x" chart:name="primary-x" chart:style-name="ch4" chartooo:axis-type="auto">
            <chart:categories table:cell-range-address="Feuille1.A2:Feuille1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34" loext:label-string="e" chart:class="chart:scatter">
            <chart:domain table:cell-range-address="Feuille1.A2:Feuille1.A34"/>
            <chart:data-point chart:repeated="33"/>
          </chart:series>
          <chart:series chart:style-name="ch8" chart:values-cell-range-address="Feuille1.C2:Feuille1.C34" loext:label-string="de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</text:p>
              </table:table-cell>
              <table:table-cell office:value-type="string">
                <text:p>d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34</svg:desc>
                </draw:g>
              </table:table-cell>
              <table:table-cell office:value-type="float" office:value="0">
                <text:p>0</text:p>
                <draw:g>
                  <svg:desc>Feuille1.A2:Feuille1.A34</svg:desc>
                </draw:g>
              </table:table-cell>
              <table:table-cell office:value-type="float" office:value="0.36">
                <text:p>0.36</text:p>
                <draw:g>
                  <svg:desc>Feuille1.B2:Feuille1.B34</svg:desc>
                </draw:g>
              </table:table-cell>
              <table:table-cell office:value-type="float" office:value="0.046">
                <text:p>0.046</text:p>
                <draw:g>
                  <svg:desc>Feuille1.C2:Feuille1.C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06">
                <text:p>0.4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25">
                <text:p>0.42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36">
                <text:p>0.43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8">
                <text:p>0.4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68">
                <text:p>0.46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97">
                <text:p>0.497</text:p>
              </table:table-cell>
              <table:table-cell office:value-type="float" office:value="0.0200000000000001">
                <text:p>0.0200000000000001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0.501">
                <text:p>0.501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0.504">
                <text:p>0.504</text:p>
              </table:table-cell>
              <table:table-cell office:value-type="float" office:value="0.0250000000000001">
                <text:p>0.025000000000000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0.509">
                <text:p>0.509</text:p>
              </table:table-cell>
              <table:table-cell office:value-type="float" office:value="0.0299999999999999">
                <text:p>0.029999999999999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0.515">
                <text:p>0.515</text:p>
              </table:table-cell>
              <table:table-cell office:value-type="float" office:value="0.0250000000000001">
                <text:p>0.0250000000000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2">
                <text:p>0.52</text:p>
              </table:table-cell>
              <table:table-cell office:value-type="float" office:value="0.0350000000000002">
                <text:p>0.0350000000000002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0.527">
                <text:p>0.527</text:p>
              </table:table-cell>
              <table:table-cell office:value-type="float" office:value="0.0449999999999998">
                <text:p>0.044999999999999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0.536">
                <text:p>0.536</text:p>
              </table:table-cell>
              <table:table-cell office:value-type="float" office:value="0.0600000000000003">
                <text:p>0.060000000000000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0.548">
                <text:p>0.548</text:p>
              </table:table-cell>
              <table:table-cell office:value-type="float" office:value="0.089999999999999">
                <text:p>0.08999999999999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  <table:table-cell office:value-type="float" office:value="0.566">
                <text:p>0.566</text:p>
              </table:table-cell>
              <table:table-cell office:value-type="float" office:value="1.74000000000001">
                <text:p>1.7400000000000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1.088">
                <text:p>1.08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1.115">
                <text:p>1.115</text:p>
              </table:table-cell>
              <table:table-cell office:value-type="float" office:value="0.0699999999999997">
                <text:p>0.069999999999999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.129">
                <text:p>1.129</text:p>
              </table:table-cell>
              <table:table-cell office:value-type="float" office:value="0.0649999999999997">
                <text:p>0.064999999999999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1.142">
                <text:p>1.142</text:p>
              </table:table-cell>
              <table:table-cell office:value-type="float" office:value="0.0450000000000004">
                <text:p>0.045000000000000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.151">
                <text:p>1.151</text:p>
              </table:table-cell>
              <table:table-cell office:value-type="float" office:value="0.0300000000000001">
                <text:p>0.0300000000000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57">
                <text:p>1.1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77">
                <text:p>1.177</text:p>
              </table:table-cell>
              <table:table-cell office:value-type="float" office:value="0.0109999999999999">
                <text:p>0.010999999999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88">
                <text:p>1.188</text:p>
              </table:table-cell>
              <table:table-cell office:value-type="float" office:value="0.00900000000000012">
                <text:p>0.009000000000000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97">
                <text:p>1.197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203">
                <text:p>1.203</text:p>
              </table:table-cell>
              <table:table-cell office:value-type="float" office:value="0.00449999999999995">
                <text:p>0.004499999999999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212">
                <text:p>1.212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.22">
                <text:p>1.22</text:p>
              </table:table-cell>
              <table:table-cell office:value-type="float" office:value="0.00266666666666667">
                <text:p>0.0026666666666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24">
                <text:p>1.224</text:p>
              </table:table-cell>
              <table:table-cell office:value-type="float" office:value="0.00150000000000006">
                <text:p>0.001500000000000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27">
                <text:p>1.22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31">
                <text:p>1.231</text:p>
              </table:table-cell>
              <table:table-cell office:value-type="float" office:value="0.04924">
                <text:p>0.04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